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Text.escapeString( final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DFText.toPDF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Text.escapeByteArray( byte [ ] data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DFText.escapeStringChar( final char c , final StringBuffer targe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DFText.toUTF16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Text.toHex( byte [ ] data , boolean bracke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DFText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.escapeText( final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.escapeText( final String text , boolean forceHexM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PDFText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.toUnicodeHex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DFText.toHex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